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AssertionTests.http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AssertionTests.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Assertion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AssertionTests.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AssertionTests.value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AssertionTests.cookieAssertions( Response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Tests.same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AssertionTests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AssertionTests.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AssertionTests.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